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fo:margin-left="0cm" fo:margin-top="0cm" fo:margin-bottom="0cm" table:align="left" style:writing-mode="lr-tb"/>
    </style:style>
    <style:style style:name="Таблица1.A" style:family="table-column">
      <style:table-column-properties style:column-width="8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>
        <style:tab-stops>
          <style:tab-stop style:position="5.669cm"/>
        </style:tab-stops>
      </style:paragraph-properties>
      <style:text-properties officeooo:paragraph-rsid="00007085"/>
    </style:style>
    <style:style style:name="P2" style:family="paragraph" style:parent-style-name="Standard">
      <style:text-properties officeooo:paragraph-rsid="00007085"/>
    </style:style>
    <style:style style:name="P3" style:family="paragraph" style:parent-style-name="ConsPlusNormal">
      <style:paragraph-properties fo:text-align="justify" style:justify-single-word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4" style:family="paragraph" style:parent-style-name="ConsPlusNonformat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5" style:family="paragraph" style:parent-style-name="ConsPlusNormal">
      <style:paragraph-properties fo:margin-left="0cm" fo:margin-right="0cm" fo:text-align="justify" style:justify-single-word="false" fo:text-indent="1.249cm" style:auto-text-indent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6" style:family="paragraph" style:parent-style-name="ConsPlusNormal">
      <style:paragraph-properties fo:margin-left="0cm" fo:margin-right="0cm" fo:text-align="justify" style:justify-single-word="false" fo:text-indent="0.953cm" style:auto-text-indent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7" style:family="paragraph" style:parent-style-name="ConsPlusNormal">
      <style:paragraph-properties fo:margin-left="0cm" fo:margin-right="0cm" fo:margin-top="0.388cm" fo:margin-bottom="0cm" style:contextual-spacing="false" fo:text-align="justify" style:justify-single-word="false" fo:text-indent="0.953cm" style:auto-text-indent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8" style:family="paragraph" style:parent-style-name="ConsPlusNonformat">
      <style:paragraph-properties fo:text-align="justify" style:justify-single-word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9" style:family="paragraph" style:parent-style-name="ConsPlusNormal">
      <style:paragraph-properties fo:text-align="center" style:justify-single-word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10" style:family="paragraph" style:parent-style-name="ConsPlusNormal">
      <style:text-properties style:font-name="Times New Roman" fo:font-size="12pt" officeooo:paragraph-rsid="00007085" style:font-size-asian="12pt" style:font-name-complex="Times New Roman1" style:font-size-complex="12pt"/>
    </style:style>
    <style:style style:name="P11" style:family="paragraph" style:parent-style-name="ConsPlusNonformat">
      <style:paragraph-properties fo:text-align="justify" style:justify-single-word="false"/>
      <style:text-properties style:font-name="Times New Roman" officeooo:paragraph-rsid="00007085" style:font-name-complex="Times New Roman1"/>
    </style:style>
    <style:style style:name="P12" style:family="paragraph" style:parent-style-name="ConsPlusNonformat">
      <style:paragraph-properties fo:text-align="center" style:justify-single-word="false"/>
      <style:text-properties style:font-name="Times New Roman" officeooo:paragraph-rsid="00007085" style:font-name-complex="Times New Roman1"/>
    </style:style>
    <style:style style:name="P13" style:family="paragraph" style:parent-style-name="ConsPlusNormal">
      <style:paragraph-properties fo:margin-left="0cm" fo:margin-right="0cm" fo:text-align="justify" style:justify-single-word="false" fo:text-indent="0.953cm" style:auto-text-indent="false"/>
      <style:text-properties officeooo:paragraph-rsid="00007085"/>
    </style:style>
    <style:style style:name="P14" style:family="paragraph" style:parent-style-name="ConsPlusNormal">
      <style:paragraph-properties fo:margin-left="0cm" fo:margin-right="0cm" fo:margin-top="0.388cm" fo:margin-bottom="0cm" style:contextual-spacing="false" fo:text-align="justify" style:justify-single-word="false" fo:text-indent="0.953cm" style:auto-text-indent="false"/>
      <style:text-properties officeooo:paragraph-rsid="00007085"/>
    </style:style>
    <style:style style:name="P15" style:family="paragraph" style:parent-style-name="ConsPlusNonformat">
      <style:paragraph-properties fo:text-align="justify" style:justify-single-word="false"/>
      <style:text-properties officeooo:paragraph-rsid="00007085"/>
    </style:style>
    <style:style style:name="P16" style:family="paragraph" style:parent-style-name="ConsPlusNonformat">
      <style:paragraph-properties fo:margin-left="0cm" fo:margin-right="0cm" fo:text-align="start" style:justify-single-word="false" fo:text-indent="1.249cm" style:auto-text-indent="false"/>
      <style:text-properties officeooo:paragraph-rsid="00007085"/>
    </style:style>
    <style:style style:name="P17" style:family="paragraph" style:parent-style-name="Standard">
      <style:paragraph-properties fo:text-align="center" style:justify-single-word="false"/>
      <style:text-properties fo:font-weight="bold" officeooo:paragraph-rsid="00007085" style:font-weight-asian="bold"/>
    </style:style>
    <style:style style:name="P18" style:family="paragraph" style:parent-style-name="Standard">
      <style:text-properties officeooo:paragraph-rsid="00007085" style:font-name-asian="MS Mincho"/>
    </style:style>
    <style:style style:name="P19" style:family="paragraph" style:parent-style-name="ConsPlusNormal" style:master-page-name="Standard">
      <style:paragraph-properties fo:text-align="center" style:justify-single-word="false" style:page-number="auto"/>
      <style:text-properties style:font-name="Times New Roman" fo:font-size="12pt" officeooo:paragraph-rsid="00007085" style:font-size-asian="12pt" style:font-name-complex="Times New Roman1" style:font-size-complex="12pt"/>
    </style:style>
    <style:style style:name="P20" style:family="paragraph" style:parent-style-name="ConsPlusNormal" style:list-style-name="">
      <style:paragraph-properties fo:text-align="center" style:justify-single-word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P21" style:family="paragraph" style:parent-style-name="ConsPlusNormal" style:list-style-name="">
      <style:paragraph-properties fo:text-align="justify" style:justify-single-word="false"/>
      <style:text-properties style:font-name="Times New Roman" fo:font-size="12pt" officeooo:paragraph-rsid="00007085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6361b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5" style:family="text">
      <style:text-properties fo:color="#0000ff" loext:opacity="100%" style:font-name="Times New Roman" fo:font-size="12pt" style:font-size-asian="12pt" style:font-name-complex="Times New Roman1" style:font-size-complex="12pt"/>
    </style:style>
    <style:style style:name="T6" style:family="text">
      <style:text-properties fo:font-weight="bold" style:font-name-asian="MS Mincho" style:font-weight-asian="bold"/>
    </style:style>
    <style:style style:name="T7" style:family="text">
      <style:text-properties fo:language="ru" fo:country="RU" fo:font-weight="bold" style:font-name-asian="MS Mincho" style:font-weight-asian="bold"/>
    </style:style>
    <style:style style:name="T8" style:family="text">
      <style:text-properties fo:language="ru" fo:country="RU" fo:font-weight="bold" officeooo:rsid="00007085" style:font-name-asian="MS Mincho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УБЛИЧНЫЙ ДОГОВОР</text:p>
      <text:p text:style-name="P9">холодного водоснабжения и водоотведения</text:p>
      <text:h text:style-name="P21" text:outline-level="1"/>
      <text:p text:style-name="P15"><text:span text:style-name="T1">г.Балаково <text:s text:c="13"/><text:tab/><text:tab/><text:tab/><text:tab/><text:tab/><text:tab/><text:tab/> "</text:span><text:span text:style-name="T2">___</text:span><text:span text:style-name="T1"> " ________ <text:s/>20__г.</text:span></text:p>
      <text:p text:style-name="P8"><text:s text:c="5"/></text:p>
      <text:p text:style-name="P8"><text:bookmark text:name="_GoBack"/></text:p>
      <text:p text:style-name="P16"><text:span text:style-name="T1">Муниципальное унитарное предприятие Балаковского муниципального района «Балаково-Водоканал», именуемое <text:s text:c="2"/>в <text:s text:c="2"/>дальнейшем <text:s text:c="2"/>гарантирующей <text:s text:c="5"/>организацией, <text:s text:c="2"/>в <text:s text:c="3"/>лице <text:s text:c="2"/>директора </text:span><text:span text:style-name="T2">Мельника Станислава Васильевича</text:span><text:span text:style-name="T1">, действующего на основании Устава, с одной стороны, и собственник жилого помещения _____________________________________________________________________________,</text:span></text:p>
      <text:p text:style-name="P11"><text:s text:c="12"/><text:tab/><text:tab/><text:tab/>(N помещения, почтовый адрес многоквартирного дома)</text:p>
      <text:p text:style-name="P8">_____________________________________________________________________________,</text:p>
      <text:p text:style-name="P12">(для физического лица - фамилия, имя, отчество (при наличии), паспортные данные, ИНН (при наличии); для юридического лица – наименование (полное и сокращенное), ИНН, ОГРН)</text:p>
      <text:p text:style-name="P8">дата рождения ________________________ место рождения __________________________,</text:p>
      <text:p text:style-name="P15"><text:span text:style-name="T1"><text:s text:c="14"/><text:tab/><text:tab/></text:span><text:span text:style-name="T3">(для физического лица)</text:span><text:span text:style-name="T1"> <text:s text:c="15"/><text:tab/><text:tab/></text:span><text:span text:style-name="T3">(для физического лица)</text:span></text:p>
      <text:p text:style-name="P8">адрес регистрации _____________________________________________________________,</text:p>
      <text:p text:style-name="P11"><text:s text:c="34"/><text:tab/><text:tab/><text:tab/><text:tab/> (для физического лица)</text:p>
      <text:p text:style-name="P8">номер телефона _______________________________________________________________,</text:p>
      <text:p text:style-name="P8">e-mail (при наличии) ___________________________________________________________,</text:p>
      <text:p text:style-name="P8">именуемый в дальнейшем потребителем, с другой стороны, <text:s/>совместно именуемые</text:p>
      <text:p text:style-name="P8">в дальнейшем сторонами, заключили настоящий договор о нижеследующем:</text:p>
      <text:p text:style-name="P3"/>
      <text:h text:style-name="P20" text:outline-level="1">I. Предмет договора</text:h>
      <text:p text:style-name="P3"/>
      <text:p text:style-name="P4">1. <text:s/>По <text:s/>настоящему <text:s/>договору <text:s/>гарантирующая <text:s/>организация <text:s/>обязуется предоставлять <text:s text:c="2"/>потребителю <text:s text:c="2"/>коммунальные <text:s/>услуги холодного водоснабжения и водоотведения, в <text:s/>том числе потребляемую при содержании и использовании общего имущества в многоквартирном <text:s text:c="2"/>доме <text:s text:c="2"/>в <text:s text:c="2"/>случаях, <text:s text:c="2"/>предусмотренных <text:s text:c="2"/>законодательством Российской Федерации (далее - коммунальная услуга), а потребитель обязуется вносить <text:s/>гарантирующей организации плату за коммунальную услугу в сроки и <text:s text:c="2"/>в <text:s/>порядке, <text:s/>установленные <text:s/>законодательством <text:s/>Российской <text:s/>Федерации <text:s/>и настоящим <text:s/>договором, <text:s/>а <text:s/>также <text:s/>соблюдать иные требования, предусмотренные законодательством Российской Федерации и настоящим договором.</text:p>
      <text:p text:style-name="P4"/>
      <text:p text:style-name="P5">2. Дата начала предоставления коммунальных услуг "__" ________ 20__ г.</text:p>
      <text:p text:style-name="P3"/>
      <text:h text:style-name="P20" text:outline-level="1">II. Общие положения</text:h>
      <text:p text:style-name="P3"/>
      <text:p text:style-name="P13"><text:span text:style-name="T1">3. Параметры жилого помещения потребителя: площадь жилого помещения _____ м</text:span><text:span text:style-name="T4">2</text:span><text:span text:style-name="T1">, количество комнат ____ (далее - жилое помещение потребителя). Количество постоянно проживающих ____ человек, количество собственников ______ человек.</text:span></text:p>
      <text:p text:style-name="P14"><text:span text:style-name="T1">4. Параметры многоквартирного дома, в котором расположено жилое помещение потребителя: общая площадь помещений, входящих в состав общего имущества _________ м</text:span><text:span text:style-name="T4">2</text:span><text:span text:style-name="T1">; общая площадь жилых и нежилых помещений в многоквартирном доме _________ м</text:span><text:span text:style-name="T4">2</text:span><text:span text:style-name="T1">.</text:span></text:p>
      <text:p text:style-name="P14"><text:bookmark text:name="P55"/><text:span text:style-name="T1">5. Доставка платежных документов на оплату коммунальных услуг и уведомлений, предусмотренных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 собственникам и пользователям помещений в многоквартирных домах и жилых домов, утвержденными постановлением </text:span><text:soft-page-break/><text:span text:style-name="T1">Правительства Российской Федерации от 6 мая 2011 г. N 354 "О предоставлении коммунальных услуг собственникам и пользователям помещений в многоквартирных домах и жилых домов" (далее - Правила предоставления коммунальных услуг), для которых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 не предусмотрен порядок направления, осуществляется следующим способом (нужное заполнить):</text:span></text:p>
      <text:p text:style-name="P7">по почтовому адресу __________________________________;</text:p>
      <text:p text:style-name="P7">по адресу электронной почты ____________ (без направления копии на бумажном носителе);</text:p>
      <text:p text:style-name="P7">через личный кабинет потребителя на официальном сайте ресурсоснабжающей организации в информационно-телекоммуникационной сети "Интернет" (далее - сеть Интернет);</text:p>
      <text:p text:style-name="P7">иной способ, согласованный сторонами ______________________.</text:p>
      <text:p text:style-name="P7">Если способ доставки не указан сторонами в настоящем договоре, то доставка осуществляется по почтовому адресу жилого помещения потребителя, в отношении которого заключается настоящий договор.</text:p>
      <text:p text:style-name="P7">Платежные документы на оплату коммунальных услуг и уведомления, направленные по электронной почте и (или) через личный кабинет потребителя на официальном сайте гарантирующей организации в сети Интернет, считаются надлежащим образом доставленными на следующий календарный день после:</text:p>
      <text:p text:style-name="P7">отправления гарантирующей организацией на адрес электронной почты, предоставленный потребителем;</text:p>
      <text:p text:style-name="P7">размещения гарантирующей организацией в личном кабинете потребителя на официальном сайте гарантирующей организации в сети Интернет.</text:p>
      <text:p text:style-name="P7">Платежные документы на оплату коммунальных услуг и уведомления, направленные с использованием иных способов, считаются доставленными в следующие сроки, согласованные сторонами ____________________.</text:p>
      <text:p text:style-name="P7">6. Расчетным периодом для оплаты коммунальных услуг является 1 календарный месяц (далее - расчетный период).</text:p>
      <text:p text:style-name="P3"/>
      <text:h text:style-name="P20" text:outline-level="1">III. Обязанности и права сторон</text:h>
      <text:p text:style-name="P3"/>
      <text:p text:style-name="P6">7. Гарантирующая организация обязана:</text:p>
      <text:p text:style-name="P7">а) осуществлять предоставление коммунальных услуг потребителю в необходимых для него объемах и надлежащего качества в соответствии с требованиями законодательства Российской Федерации и настоящего договора;</text:p>
      <text:p text:style-name="P14"><text:span text:style-name="T1">б) производить расчет размера платы за коммунальную услугу и его изменения в случаях и порядке, которые предусмотрены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;</text:span></text:p>
      <text:p text:style-name="P14"><text:span text:style-name="T1">в) принимать от потребителя показания индивидуальных, общих (квартирных), комнатных приборов учета (далее - приборы учета), в том числе способами, допускающими возможность удаленной передачи сведений о показаниях приборов учета (телефон, сеть Интернет и др.), </text:span><text:soft-page-break/><text:span text:style-name="T1">использовать полученные до 25-го числа расчетного периода показания приборов учета при расчете размера платы за коммунальную услугу за тот расчетный период, за который были сняты показания, проводить проверки состояния указанных приборов учета и достоверности предоставленных потребителем сведений об их показаниях в порядке, предусмотренном </text:span><text:a xlink:type="simple" xlink:href="consultantplus://offline/ref=C557DB42FF18B333C663E56E77615EE81176B7DE91804E552F61BB1DA41775768797E8F0563E5004C6CC50EAB70297D69CEE6C3BF5D64C57BCADF" text:style-name="ListLabel_20_1" text:visited-style-name="ListLabel_20_1"><text:span text:style-name="T5">пунктами 82</text:span></text:a><text:span text:style-name="T1"> - </text:span><text:a xlink:type="simple" xlink:href="consultantplus://offline/ref=C557DB42FF18B333C663E56E77615EE81176B7DE91804E552F61BB1DA41775768797E8F0563F5003C8CC50EAB70297D69CEE6C3BF5D64C57BCADF" text:style-name="ListLabel_20_1" text:visited-style-name="ListLabel_20_1"><text:span text:style-name="T5">85(3)</text:span></text:a><text:span text:style-name="T1"> Правил предоставления коммунальных услуг;</text:span></text:p>
      <text:p text:style-name="P14"><text:span text:style-name="T1">г) принимать в порядке и сроки, которые установлены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, сообщения потребителя о факте предоставления коммунальных услуг ненадлежащего качества и (или) с перерывами, превышающими установленную продолжительность, организовывать и проводить проверку такого факта с составлением соответствующего акта проверки, а при наличии вреда, причиненного нарушением качества коммунальных услуг, - также акта, фиксирующего вред, причиненный жизни, здоровью или имуществу потребителя;</text:span></text:p>
      <text:p text:style-name="P14"><text:span text:style-name="T1">д) обеспечить доставку потребителю платежных документов на оплату коммунальных услуг способом, определенным в </text:span><text:a xlink:type="simple" xlink:href="#P55" text:style-name="ListLabel_20_1" text:visited-style-name="ListLabel_20_1"><text:span text:style-name="T5">пункте 5</text:span></text:a><text:span text:style-name="T1"> настоящего договора </text:span><text:span text:style-name="T2">не позднее 6 числа месяца следующего за истекшим</text:span><text:span text:style-name="T1">;</text:span></text:p>
      <text:p text:style-name="P7">е) нести иные обязанности, предусмотренные законодательством Российской Федерации.</text:p>
      <text:p text:style-name="P7">8. Гарантирующая организация имеет право:</text:p>
      <text:p text:style-name="P7">а) приостанавливать или ограничивать предоставление коммунальной услуги по основаниям и в порядке, которые установлены законодательством Российской Федерации;</text:p>
      <text:p text:style-name="P14"><text:span text:style-name="T1">б) устанавливать количество потребителей, проживающих (в том числе временно) в жилом помещении потребителя, в случае, если жилое помещение потребителя не оборудовано индивидуальными или общим (квартирным) приборами учета холодной воды, горячей воды, и составлять акт об установлении количества граждан, временно проживающих в жилом помещении, в порядке, предусмотренном </text:span><text:a xlink:type="simple" xlink:href="consultantplus://offline/ref=C557DB42FF18B333C663E56E77615EE81176B7DE91804E552F61BB1DA41775768797E8F0563F5104C3CC50EAB70297D69CEE6C3BF5D64C57BCADF" text:style-name="ListLabel_20_1" text:visited-style-name="ListLabel_20_1"><text:span text:style-name="T5">пунктом 56(1)</text:span></text:a><text:span text:style-name="T1"> Правил предоставления коммунальных услуг;</text:span></text:p>
      <text:p text:style-name="P14"><text:span text:style-name="T1">в) привлекать на основании соответствующего договора, содержащего условие об обеспечении требований законодательства Российской Федерации о защите персональных данных, организацию или индивидуального предпринимателя для выполнения функций, предусмотренных </text:span><text:a xlink:type="simple" xlink:href="consultantplus://offline/ref=C557DB42FF18B333C663E56E77615EE81176B7DE91804E552F61BB1DA41775768797E8F0563E5102C5CC50EAB70297D69CEE6C3BF5D64C57BCADF" text:style-name="ListLabel_20_1" text:visited-style-name="ListLabel_20_1"><text:span text:style-name="T5">подпунктом "е" пункта 32</text:span></text:a><text:span text:style-name="T1"> Правил предоставления коммунальных услуг;</text:span></text:p>
      <text:p text:style-name="P7">г) осуществлять иные права, предусмотренные законодательством Российской Федерации и настоящим договором.</text:p>
      <text:p text:style-name="P7">9. Потребитель обязан:</text:p>
      <text:p text:style-name="P7">а) своевременно и в полном объеме вносить гарантирующей организации плату за коммунальную услугу в сроки и в порядке, которые установлены законодательством Российской Федерации;</text:p>
      <text:p text:style-name="P7">б) при обнаружении неисправностей, пожара и аварий во внутриквартирном оборудовании, внутридомовых инженерных системах, а также при обнаружении иных нарушений качества предоставления коммунальных услуг немедленно сообщать о них в аварийно-диспетчерскую службу, деятельность которой организована управляющей организацией, товариществом собственников жилья, жилищным, жилищно-строительным кооперативом или иным специализированным потребительским кооперативом, осуществляющими управление многоквартирным домом, а при наличии возможности - принимать все меры по устранению таких неисправностей, пожара и аварий;</text:p>
      <text:p text:style-name="P7"><text:soft-page-break/>в) обеспечить оснащение жилого помещения приборами учета холодной воды, горячей воды, а также ввод в эксплуатацию установленного прибора учета, его надлежащую техническую эксплуатацию, сохранность и своевременность замены в порядке и сроки, которые установлены законодательством Российской Федерации, при наличии технической возможности для установки таких приборов учета;</text:p>
      <text:p text:style-name="P7">г) в случае выхода прибора учета из строя (неисправности), в том числе неотображения прибором учета результатов измерений, нарушения контрольных пломб и (или) знаков поверки, механического повреждения прибора учета, превышения допустимой погрешности показаний прибора учета, истечения межповерочного интервала поверки прибора учета незамедлительно известить об этом гарантирующую организацию и сообщить показания прибора учета на момент его выхода из строя (возникновения неисправности);</text:p>
      <text:p text:style-name="P7">д) в случае, если требуется проведение демонтажа прибора учета, известить гарантирующую организацию не позднее чем за 2 рабочих дня до проведения соответствующих работ. Выполнять демонтаж прибора учета, а также его последующий монтаж в присутствии представителей гарантирующей организации, за исключением случаев, если такие представители не явились к сроку демонтажа прибора учета, указанному в извещении;</text:p>
      <text:p text:style-name="P7">е) допускать представителя гарантирующей организации в жилое помещение потребителя для снятия показаний приборов учета и распределителей, проверки их состояния, факта их наличия или отсутствия, а также достоверности переданных потребителем сведений о показаниях таких приборов учета и распределителей в порядке, установленном законодательством Российской Федерации;</text:p>
      <text:p text:style-name="P7">ж) информировать гарантирующую организацию способом, подтверждающим факт и дату получения такой информации, об увеличении или уменьшении числа граждан, проживающих (в том числе временно) в жилом помещении потребителя, в случае, если жилое помещение потребителя не оборудовано прибором учета, не позднее 5 рабочих дней со дня произошедших изменений;</text:p>
      <text:p text:style-name="P7">з) возмещать гарантирующей организации расходы, связанные с введением ограничения, приостановлением и возобновлением предоставления коммунальной услуги, в размере, установленном законодательством Российской Федерации;</text:p>
      <text:p text:style-name="P14"><text:span text:style-name="T1">и) не осуществлять действия, предусмотренные </text:span><text:a xlink:type="simple" xlink:href="consultantplus://offline/ref=C557DB42FF18B333C663E56E77615EE81176B7DE91804E552F61BB1DA41775768797E8F0563E5101C5CC50EAB70297D69CEE6C3BF5D64C57BCADF" text:style-name="ListLabel_20_1" text:visited-style-name="ListLabel_20_1"><text:span text:style-name="T5">пунктом 35</text:span></text:a><text:span text:style-name="T1"> Правил предоставления коммунальных услуг;</text:span></text:p>
      <text:p text:style-name="P7">к) нести иные обязанности, предусмотренные законодательством Российской Федерации.</text:p>
      <text:p text:style-name="P7">10. Потребитель имеет право:</text:p>
      <text:p text:style-name="P7">а) получать в необходимых объемах коммунальную услугу надлежащего качества;</text:p>
      <text:p text:style-name="P7">б) при наличии прибора учета ежемесячно снимать его показания и передавать их гарантирующей организации или уполномоченному ею лицу;</text:p>
      <text:p text:style-name="P7">в) получать от гарантирующей организации сведения о правильности исчисления предъявленного к уплате размера платы за коммунальную услугу, о наличии (отсутствии) задолженности или переплаты за коммунальную услугу, о наличии оснований и правильности начисления гарантирующей организацией потребителю неустоек (штрафов, пеней);</text:p>
      <text:p text:style-name="P14"><text:span text:style-name="T1">г) требовать от гарантирующей организации изменения размера платы за коммунальную услугу </text:span><text:soft-page-break/><text:span text:style-name="T1">в случаях и порядке, которые установлены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;</text:span></text:p>
      <text:p text:style-name="P7">д) привлекать для осуществления действий по установке, замене приборов учета лиц, отвечающих требованиям, установленным законодательством Российской Федерации для осуществления таких действий;</text:p>
      <text:p text:style-name="P7">е) осуществлять иные права, предусмотренные законодательством Российской Федерации.</text:p>
      <text:p text:style-name="P3"/>
      <text:h text:style-name="P20" text:outline-level="1">IV. Учет объема (количества) коммунальной услуги,</text:h>
      <text:p text:style-name="P9">предоставленной потребителю</text:p>
      <text:p text:style-name="P3"/>
      <text:p text:style-name="P6">11. Учет объема (количества) коммунальной услуги, предоставленной потребителю, осуществляется с использованием приборов учета в соответствии с требованиями законодательства Российской Федерации.</text:p>
      <text:p text:style-name="P7">К использованию допускаются приборы учета утвержденного типа и прошедшие поверку в соответствии с требованиями законодательства Российской Федерации об обеспечении единства измерений.</text:p>
      <text:p text:style-name="P7">12. В отсутствие приборов учета определение объема (количества) коммунальной услуги, предоставленной потребителю, осуществляется в порядке, предусмотренном законодательством Российской Федерации.</text:p>
      <text:p text:style-name="P7">13. При определении объема (количества) коммунальной услуги, предоставленной потребителю, показания приборов учета, переданные потребителем не позднее 25-го числа расчетного периода, учитываются в расчетном периоде в порядке, установленном законодательством Российской Федерации.</text:p>
      <text:p text:style-name="P3"/>
      <text:h text:style-name="P20" text:outline-level="1">V. Размер платы за коммунальную услугу и порядок расчетов</text:h>
      <text:p text:style-name="P3"/>
      <text:p text:style-name="P6">14. Размер платы за коммунальную услугу рассчитывается в установленном законодательством Российской Федерации порядке по тарифам (ценам), устанавливаемым законодательством Российской Федерации о государственном регулировании цен (тарифов).</text:p>
      <text:p text:style-name="P7">15. Плата за коммунальные услуги вносится потребителем гарантирующей организации в порядке и сроки, которые установлены законодательством Российской Федерации.</text:p>
      <text:p text:style-name="P7">16. Потребитель вправе осуществлять предварительную оплату коммунальных услуг в счет будущих расчетных периодов.</text:p>
      <text:p text:style-name="P14"><text:span text:style-name="T1">17. В случае подключения внутриквартирного оборудования потребителя к внутридомовым инженерным системам, осуществленного с нарушением установленного порядка, и (или) несанкционированного вмешательства потребителя в работу прибора учета, повлекшего искажение его показателей, гарантирующая организация производит перерасчет и (или) доначисление платы за коммунальную услугу в порядке, предусмотренном </text:span><text:a xlink:type="simple" xlink:href="consultantplus://offline/ref=C557DB42FF18B333C663E56E77615EE81176B7DE91804E552F61BB1DA41775768797E8F0563E5301C0CC50EAB70297D69CEE6C3BF5D64C57BCADF" text:style-name="ListLabel_20_1" text:visited-style-name="ListLabel_20_1"><text:span text:style-name="T5">Правилами</text:span></text:a><text:span text:style-name="T1"> предоставления коммунальных услуг.</text:span></text:p>
      <text:p text:style-name="P3"/>
      <text:h text:style-name="P20" text:outline-level="1">VI. Ограничение, приостановление, возобновление</text:h>
      <text:p text:style-name="P9">предоставления коммунальной услуги</text:p>
      <text:p text:style-name="P3"/>
      <text:p text:style-name="P13"><text:span text:style-name="T1">18. Гарантирующая организация осуществляет ограничение, приостановление, возобновление </text:span><text:soft-page-break/><text:span text:style-name="T1">предоставления коммунальной услуги потребителю по основаниям и в порядке, которые предусмотрены законодательством Российской Федерации.</text:span></text:p>
      <text:p text:style-name="P7">19. Уведомление потребителя о введении ограничения или приостановлении предоставления коммунальной услуги осуществляется в порядке, сроки и способами, которые предусмотрены законодательством Российской Федерации.</text:p>
      <text:p text:style-name="P7">20. При ограничении предоставления коммунальной услуги <text:s/>гарантирующая организация временно уменьшает объем (количество) подачи потребителю коммунальной услуги и (или) вводит график предоставления коммунальной услуги в течение суток.</text:p>
      <text:p text:style-name="P7">При приостановлении предоставления коммунальной услуги гарантирующая организация временно прекращает ее предоставление потребителю.</text:p>
      <text:p text:style-name="P7">21. Предоставление коммунальных услуг возобновляется в сроки, установленные законодательством Российской Федерации, при условии полного погашения потребителем задолженности по оплате коммунальных услуг и возмещения расходов гарантирующей организации, связанных с введением ограничения, приостановлением и возобновлением предоставления коммунальной услуги, в порядке и размере, которые установлены законодательством Российской Федерации.</text:p>
      <text:p text:style-name="P3"/>
      <text:h text:style-name="P20" text:outline-level="1">VII. Ответственность сторон</text:h>
      <text:p text:style-name="P3"/>
      <text:p text:style-name="P6">22. Стороны несут ответственность за неисполнение или ненадлежащее исполнение обязательств по настоящему договору в размере и порядке, которые установлены законодательством Российской Федерации.</text:p>
      <text:p text:style-name="P7">23. Гарантирующая организация в соответствии с законодательством Российской Федерации несет ответственность за нарушение качества предоставления потребителю коммунальной услуги на границе раздела внутридомовых инженерных систем и централизованных сетей инженерно-технического обеспечения, которой является для сетей водоснабжения, водоотведения, при наличии коллективного (общедомового) прибора учета место соединения коллективного (общедомового) прибора учета с соответствующей централизованной сетью инженерно-технического обеспечения, входящей в многоквартирный дом, при отсутствии коллективного (общедомового) прибора учета - внешняя граница стены многоквартирного дома. Сторонами может быть определено иное место границы ответственности за качество предоставления коммунальной услуги соответствующего вида.</text:p>
      <text:p text:style-name="P7">К внутридомовым инженерным системам относятся являющиеся общим имуществом собственников помещений в многоквартирном доме инженерные коммуникации (сети), механическое, электрическое, санитарно-техническое и иное оборудование, предназначенные для подачи коммунальных ресурсов от централизованных сетей инженерно-технического обеспечения до внутриквартирного оборудования.</text:p>
      <text:p text:style-name="P7">24. Потребитель несет ответственность за невнесение, несвоевременное внесение платы за коммунальную услугу и (или) внесение такой платы не в полном объеме в виде уплаты гарантирующей организации пени в размере, установленном законодательством Российской Федерации.</text:p>
      <text:p text:style-name="P3"/>
      <text:h text:style-name="P20" text:outline-level="1"/>
      <text:h text:style-name="P20" text:outline-level="1"/>
      <text:h text:style-name="P20" text:outline-level="1"><text:soft-page-break/>VIII. Порядок разрешения споров</text:h>
      <text:p text:style-name="P3"/>
      <text:p text:style-name="P6">25. Споры, вытекающие из настоящего договора, подлежат рассмотрению в порядке, установленном законодательством Российской Федерации.</text:p>
      <text:h text:style-name="P20" text:outline-level="1"/>
      <text:h text:style-name="P20" text:outline-level="1">IX. Действие, изменение и расторжение договора</text:h>
      <text:p text:style-name="P3"/>
      <text:p text:style-name="P6">26. Настоящий договор вступает в силу в порядке и сроки, которые установлены законодательством Российской Федерации.</text:p>
      <text:p text:style-name="P7">27. Настоящий договор может быть изменен или досрочно расторгнут по основаниям и в порядке, которые предусмотрены законодательством Российской Федерации.</text:p>
      <text:p text:style-name="P7">28. Настоящий договор заключен в соответствии с положениями федеральных законов и иных нормативно-правовых актов Российской Федерации. В случае принятия после заключения настоящего договора федеральных законов и (или) нормативно-правовых актов Российской Федерации, устанавливающих иные правила, обязательные для сторон, указанные акты подлежат применению со дня их вступления в законную силу (если федеральным законом и (или) нормативно-правовым актом Российской Федерации не установлен иной срок) без внесения изменений в настоящий договор.</text:p>
      <text:p text:style-name="P14"><text:span text:style-name="T1">29. Информация об изменении условий настоящего договора доводится до сведения потребителя способами, предусмотренными </text:span><text:a xlink:type="simple" xlink:href="#P55" text:style-name="ListLabel_20_1" text:visited-style-name="ListLabel_20_1"><text:span text:style-name="T5">пунктом 5</text:span></text:a><text:span text:style-name="T1"> настоящего договора.</text:span></text:p>
      <text:p text:style-name="P7">По согласованию сторон такие изменения могут быть оформлены дополнительными соглашениями к настоящему договору, подписываемыми сторонами или уполномоченными представителями сторон.</text:p>
      <text:p text:style-name="P14"><text:span text:style-name="T1">30. Обработка персональных данных потребителя, за исключением указанных в </text:span><text:a xlink:type="simple" xlink:href="consultantplus://offline/ref=C557DB42FF18B333C663E56E77615EE81176B7DE91804E552F61BB1DA41775768797E8F0563E5305C7CC50EAB70297D69CEE6C3BF5D64C57BCADF" text:style-name="ListLabel_20_1" text:visited-style-name="ListLabel_20_1"><text:span text:style-name="T5">пункте 6</text:span></text:a><text:span text:style-name="T1"> Правил предоставления коммунальных услуг, осуществляется гарантирующей организацией в соответствии с Федеральным </text:span><text:a xlink:type="simple" xlink:href="consultantplus://offline/ref=C557DB42FF18B333C663E56E77615EE8107CB8D19D884E552F61BB1DA41775769597B0FC563C4D02C9D906BBF2B5AEF" text:style-name="ListLabel_20_1" text:visited-style-name="ListLabel_20_1"><text:span text:style-name="T5">законом</text:span></text:a><text:span text:style-name="T1"> "О персональных данных". Потребитель дает согласие на обработку персональных данных (в том числе фамилии, имени, отчества (при наличии), даты и места рождения, места жительства (регистрации), паспортных данных) в соответствии с указанным Федеральным </text:span><text:a xlink:type="simple" xlink:href="consultantplus://offline/ref=C557DB42FF18B333C663E56E77615EE8107CB8D19D884E552F61BB1DA41775769597B0FC563C4D02C9D906BBF2B5AEF" text:style-name="ListLabel_20_1" text:visited-style-name="ListLabel_20_1"><text:span text:style-name="T5">законом</text:span></text:a><text:span text:style-name="T1">.</text:span></text:p>
      <text:p text:style-name="P3"/>
      <text:h text:style-name="P20" text:outline-level="1">X. Заключительные положения</text:h>
      <text:p text:style-name="P3"/>
      <text:p text:style-name="P6">31. По вопросам, прямо не урегулированным настоящим договором, стороны руководствуются законодательством Российской Федерации.</text:p>
      <text:p text:style-name="P6"/>
      <text:p text:style-name="P10"><text:s/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7">«Гарантирующая организация»</text:p>
            <text:p text:style-name="P17">МУП «Балаково-Водоканал»</text:p>
            <text:p text:style-name="P1">Адрес: 413853, г. Балаково,<text:tab/></text:p>
            <text:p text:style-name="P2">Саратовская обл., ул. Радищева, 55</text:p>
            <text:p text:style-name="P18">р/с 40702810800000000300</text:p>
            <text:p text:style-name="P18">в ОАО «Балаково-Банк» г. Балаково</text:p>
            <text:p text:style-name="P18">ИНН 6439053289, БИК 046311890,</text:p>
            <text:p text:style-name="P18">к/с 30101810022026311890</text:p>
            <text:p text:style-name="P2"><text:span text:style-name="T6"><text:s/></text:span><text:span text:style-name="T7">Директо</text:span><text:span text:style-name="T8">р </text:span><text:span text:style-name="T7">_____________</text:span><text:span text:style-name="T6"> </text:span><text:span text:style-name="T8">С.В. Мельник</text:span></text:p>
          </table:table-cell>
          <table:table-cell table:style-name="Таблица1.A1" office:value-type="string">
            <text:p text:style-name="P17">«Потребитель»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Calibri1" style:font-family-complex="Calibri" style:font-family-generic-complex="system" style:font-pitch-complex="variable" style:font-size-complex="10pt"/>
    </style:style>
    <style:style style:name="ConsPlusNonformat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00ff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 LibreOffice_project/02b2acce88a210515b4a5bb2e46cbfb63fe97d56</meta:generator>
    <dc:date>2022-12-19T08:15:36.201000000</dc:date>
    <meta:editing-duration>PT4M43S</meta:editing-duration>
    <meta:editing-cycles>3</meta:editing-cycles>
    <meta:print-date>2022-02-22T13:06:06.303000000</meta:print-date>
    <meta:document-statistic meta:table-count="1" meta:image-count="0" meta:object-count="0" meta:page-count="8" meta:paragraph-count="109" meta:word-count="2116" meta:character-count="18907" meta:non-whitespace-character-count="16725"/>
  </office:meta>
</office:document-meta>
</file>